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CEB0000091C426264A2F69F4418.jpg" manifest:media-type="image/jpeg"/>
  <manifest:file-entry manifest:full-path="Pictures/10000001000004A700000694FC6EB28692B6B1F9.png" manifest:media-type="image/png"/>
  <manifest:file-entry manifest:full-path="Pictures/10000001000004A700000694FBCA6166D313D715.png" manifest:media-type="image/png"/>
  <manifest:file-entry manifest:full-path="Pictures/10000001000004A70000069468376EC9310064F4.png" manifest:media-type="image/png"/>
  <manifest:file-entry manifest:full-path="Pictures/10000001000004A700000694E8D99A2D064524CC.png" manifest:media-type="image/png"/>
  <manifest:file-entry manifest:full-path="Pictures/10000001000004A70000069400443A7A84BBE104.png" manifest:media-type="image/png"/>
  <manifest:file-entry manifest:full-path="Pictures/10000000000004A70000069446D1E0D71085D72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7.45cm" fo:min-width="18.5cm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-20%" draw:contrast="40%" draw:gamma="100%" draw:red="0%" draw:green="0%" draw:blue="0%" fo:clip="rect(0.938cm, 9.394cm, 4.046cm, 6.024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-20%" draw:contrast="40%" draw:gamma="100%" draw:red="0%" draw:green="0%" draw:blue="0%" fo:clip="rect(0.938cm, 7.017cm, 7.93cm, 12.302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-20%" draw:contrast="40%" draw:gamma="100%" draw:red="0%" draw:green="0%" draw:blue="0%" fo:clip="rect(9.732cm, 13.174cm, 3.753cm, 5.492cm)" draw:image-opacity="100%" style:mirror="non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cm" fo:min-width="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  <style:paragraph-properties style:writing-mode="lr-tb"/>
    </style:style>
    <style:style style:name="gr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0.546cm, 18.274cm, 7.583cm, 7.707cm)" draw:image-opacity="100%" style:mirror="none"/>
    </style:style>
    <style:style style:name="gr8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3.114cm, 18.844cm, 4.308cm, 6.975cm)" draw:image-opacity="100%" style:mirror="none"/>
    </style:style>
    <style:style style:name="gr9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625cm, 5.33cm, 31.055cm, 21.648cm)" draw:image-opacity="100%" style:mirror="none"/>
    </style:style>
    <style:style style:name="gr10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2.207cm, 21.596cm, 4.981cm, 4.136cm)" draw:image-opacity="100%" style:mirror="none"/>
    </style:style>
    <style:style style:name="gr1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2.461cm, 7.352cm, 4.06cm, 18.419cm)" draw:image-opacity="100%" style:mirror="none"/>
    </style:style>
    <style:style style:name="gr1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2.163cm, 11.056cm, 3.629cm, 6.633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>
      <loext:graphic-properties draw:fill="none" draw:fill-color="#ffffff"/>
      <style:paragraph-properties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431cm" svg:height="11.321cm" draw:transform="rotate (-0.0373500459926784) translate (5.003cm 16.56cm)">
          <draw:image xlink:href="Pictures/1000000000000CEB0000091C426264A2F69F4418.jpg" xlink:type="simple" xlink:show="embed" xlink:actuate="onLoad" draw:mime-type="image/jpeg">
            <text:p/>
          </draw:image>
        </draw:frame>
        <draw:frame draw:style-name="gr3" draw:text-style-name="P2" draw:layer="layout" svg:width="3cm" svg:height="10.624cm" svg:x="14.2cm" svg:y="16.75cm">
          <draw:image xlink:href="Pictures/1000000000000CEB0000091C426264A2F69F4418.jpg" xlink:type="simple" xlink:show="embed" xlink:actuate="onLoad" draw:mime-type="image/jpeg">
            <text:p/>
          </draw:image>
        </draw:frame>
        <draw:frame draw:style-name="gr4" draw:text-style-name="P2" draw:layer="layout" svg:width="2.755cm" svg:height="1.56cm" draw:transform="skewX (0.000698131700797726) rotate (-0.0373500459926784) translate (11.2cm 26cm)">
          <draw:image xlink:href="Pictures/1000000000000CEB0000091C426264A2F69F4418.jpg" xlink:type="simple" xlink:show="embed" xlink:actuate="onLoad" draw:mime-type="image/jpeg">
            <text:p/>
          </draw:image>
        </draw:frame>
        <draw:custom-shape draw:style-name="gr5" draw:text-style-name="P1" draw:layer="layout" svg:width="3.5cm" svg:height="1.25cm" svg:x="3.25cm" svg:y="26.7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25cm" svg:height="0.806cm" svg:x="16.7cm" svg:y="17.647cm">
          <draw:text-box>
            <text:p><text:span text:style-name="T1">Anther pore </text:span></text:p>
          </draw:text-box>
        </draw:frame>
        <draw:frame draw:style-name="gr7" draw:text-style-name="P2" draw:layer="layout" svg:width="5.924cm" svg:height="6.582cm" svg:x="1cm" svg:y="1.5cm">
          <draw:image xlink:href="Pictures/10000001000004A700000694FBCA6166D313D715.png" xlink:type="simple" xlink:show="embed" xlink:actuate="onLoad" draw:mime-type="image/png">
            <text:p/>
          </draw:image>
        </draw:frame>
        <draw:frame draw:style-name="gr8" draw:text-style-name="P2" draw:layer="layout" svg:width="6.041cm" svg:height="7.249cm" svg:x="7.709cm" svg:y="1.75cm">
          <draw:image xlink:href="Pictures/10000001000004A700000694FC6EB28692B6B1F9.png" xlink:type="simple" xlink:show="embed" xlink:actuate="onLoad" draw:mime-type="image/png">
            <text:p/>
          </draw:image>
        </draw:frame>
        <draw:frame draw:style-name="gr9" draw:text-style-name="P2" draw:layer="layout" svg:width="5.113cm" svg:height="6.249cm" svg:x="14.5cm" svg:y="9cm">
          <draw:image xlink:href="Pictures/10000001000004A70000069468376EC9310064F4.png" xlink:type="simple" xlink:show="embed" xlink:actuate="onLoad" draw:mime-type="image/png">
            <text:p/>
          </draw:image>
        </draw:frame>
        <draw:frame draw:style-name="gr10" draw:text-style-name="P2" draw:layer="layout" svg:width="5.599cm" svg:height="6.999cm" svg:x="1cm" svg:y="8.751cm">
          <draw:image xlink:href="Pictures/10000001000004A700000694E8D99A2D064524CC.png" xlink:type="simple" xlink:show="embed" xlink:actuate="onLoad" draw:mime-type="image/png">
            <text:p/>
          </draw:image>
        </draw:frame>
        <draw:frame draw:style-name="gr11" draw:text-style-name="P2" draw:layer="layout" svg:width="5.75cm" svg:height="7.318cm" svg:x="7.75cm" svg:y="9.432cm">
          <draw:image xlink:href="Pictures/10000001000004A70000069400443A7A84BBE104.png" xlink:type="simple" xlink:show="embed" xlink:actuate="onLoad" draw:mime-type="image/png">
            <text:p/>
          </draw:image>
        </draw:frame>
        <draw:frame draw:style-name="gr12" draw:text-style-name="P2" draw:layer="layout" svg:width="5.25cm" svg:height="6.189cm" svg:x="14.25cm" svg:y="1.75cm">
          <draw:image xlink:href="Pictures/10000000000004A70000069446D1E0D71085D727.png" xlink:type="simple" xlink:show="embed" xlink:actuate="onLoad" draw:mime-type="image/png">
            <text:p/>
          </draw:image>
        </draw:frame>
        <draw:frame draw:style-name="gr6" draw:text-style-name="P3" draw:layer="layout" svg:width="3cm" svg:height="1.361cm" svg:x="11.3cm" svg:y="22.25cm">
          <draw:text-box>
            <text:p><text:span text:style-name="T1">Flower size </text:span></text:p>
          </draw:text-box>
        </draw:frame>
        <draw:frame draw:style-name="gr6" draw:text-style-name="P3" draw:layer="layout" svg:width="3.25cm" svg:height="0.806cm" svg:x="6.55cm" svg:y="16.45cm">
          <draw:text-box>
            <text:p><text:span text:style-name="T1">Stigma size </text:span></text:p>
          </draw:text-box>
        </draw:frame>
        <draw:frame draw:style-name="gr6" draw:text-style-name="P3" draw:layer="layout" svg:width="3.25cm" svg:height="0.806cm" svg:x="1.05cm" svg:y="22cm">
          <draw:text-box>
            <text:p><text:span text:style-name="T1">Total anther</text:span></text:p>
          </draw:text-box>
        </draw:frame>
        <draw:frame draw:style-name="gr6" draw:text-style-name="P3" draw:layer="layout" svg:width="2cm" svg:height="0.806cm" svg:x="1.55cm" svg:y="22.6cm">
          <draw:text-box>
            <text:p><text:span text:style-name="T1">height</text:span></text:p>
          </draw:text-box>
        </draw:frame>
        <draw:frame draw:style-name="gr6" draw:text-style-name="P3" draw:layer="layout" svg:width="1.5cm" svg:height="0.806cm" svg:x="17.45cm" svg:y="18.25cm">
          <draw:text-box>
            <text:p><text:span text:style-name="T1">size</text:span></text:p>
          </draw:text-box>
        </draw:frame>
        <draw:frame draw:style-name="gr13" draw:text-style-name="P4" draw:layer="layout" svg:width="1cm" svg:height="1.038cm" svg:x="4.9cm" svg:y="6.1cm">
          <draw:text-box>
            <text:p><text:span text:style-name="T2">A</text:span></text:p>
          </draw:text-box>
        </draw:frame>
        <draw:frame draw:style-name="gr13" draw:text-style-name="P4" draw:layer="layout" svg:width="1cm" svg:height="1.038cm" svg:x="11.6cm" svg:y="7.6cm">
          <draw:text-box>
            <text:p><text:span text:style-name="T2">B</text:span></text:p>
          </draw:text-box>
        </draw:frame>
        <draw:frame draw:style-name="gr13" draw:text-style-name="P4" draw:layer="layout" svg:width="1.25cm" svg:height="1.038cm" svg:x="17.75cm" svg:y="6.2cm">
          <draw:text-box>
            <text:p><text:span text:style-name="T2">C</text:span></text:p>
          </draw:text-box>
        </draw:frame>
        <draw:frame draw:style-name="gr13" draw:text-style-name="P4" draw:layer="layout" svg:width="1cm" svg:height="1.038cm" svg:x="4.5cm" svg:y="14.462cm">
          <draw:text-box>
            <text:p><text:span text:style-name="T2">D</text:span></text:p>
          </draw:text-box>
        </draw:frame>
        <draw:frame draw:style-name="gr13" draw:text-style-name="P4" draw:layer="layout" svg:width="1cm" svg:height="1.038cm" svg:x="11.6cm" svg:y="7.6cm">
          <draw:text-box>
            <text:p><text:span text:style-name="T2">B</text:span></text:p>
          </draw:text-box>
        </draw:frame>
        <draw:frame draw:style-name="gr13" draw:text-style-name="P4" draw:layer="layout" svg:width="1cm" svg:height="1.038cm" svg:x="11.6cm" svg:y="7.6cm">
          <draw:text-box>
            <text:p><text:span text:style-name="T2">B</text:span></text:p>
          </draw:text-box>
        </draw:frame>
        <draw:frame draw:style-name="gr13" draw:text-style-name="P4" draw:layer="layout" svg:width="1cm" svg:height="1.038cm" svg:x="11.7cm" svg:y="15.2cm">
          <draw:text-box>
            <text:p><text:span text:style-name="T2">E</text:span></text:p>
          </draw:text-box>
        </draw:frame>
        <draw:frame draw:style-name="gr13" draw:text-style-name="P4" draw:layer="layout" svg:width="1cm" svg:height="1.038cm" svg:x="17.7cm" svg:y="13.9cm">
          <draw:text-box>
            <text:p><text:span text:style-name="T2">F</text:span></text:p>
          </draw:text-box>
        </draw:frame>
        <draw:frame draw:style-name="gr13" draw:text-style-name="P4" draw:layer="layout" svg:width="1cm" svg:height="1.038cm" svg:x="17.25cm" svg:y="26.25cm">
          <draw:text-box>
            <text:p><text:span text:style-name="T2">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2-03T15:08:16.111000000</dc:date>
    <meta:editing-duration>PT19H52M48S</meta:editing-duration>
    <meta:editing-cycles>12</meta:editing-cycles>
    <meta:generator>LibreOffice/7.4.1.2$Windows_X86_64 LibreOffice_project/3c58a8f3a960df8bc8fd77b461821e42c061c5f0</meta:generator>
    <meta:document-statistic meta:object-count="26"/>
  </office:meta>
</office:document-meta>
</file>